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3b7a" officeooo:paragraph-rsid="00093b7a"/>
    </style:style>
    <style:style style:name="P2" style:family="paragraph" style:parent-style-name="Standard">
      <style:paragraph-properties fo:text-align="start" style:justify-single-word="false"/>
      <style:text-properties officeooo:rsid="00093b7a" officeooo:paragraph-rsid="00093b7a"/>
    </style:style>
    <style:style style:name="P3" style:family="paragraph" style:parent-style-name="Standard">
      <style:paragraph-properties fo:text-align="start" style:justify-single-word="false"/>
      <style:text-properties officeooo:rsid="00093b7a" officeooo:paragraph-rsid="00093b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DF Links</text:p>
      <text:p text:style-name="P1"/>
      <text:p text:style-name="P2"><text:a xlink:type="simple" xlink:href="https://www.theconstructsim.com/robot-modeling-create-a-virtual-model-of-an-omni-wheel-robot-ep-1/" text:style-name="Internet_20_link" text:visited-style-name="Visited_20_Internet_20_Link">https://www.theconstructsim.com/robot-modeling-create-a-virtual-model-of-an-omni-wheel-robot-ep-1/</text:a></text:p>
      <text:p text:style-name="P2"/>
      <text:p text:style-name="P2"><text:a xlink:type="simple" xlink:href="https://www.theconstructsim.com/robot-modeling-create-a-virtual-model-of-an-omni-wheel-robot/" text:style-name="Internet_20_link" text:visited-style-name="Visited_20_Internet_20_Link">https://www.theconstructsim.com/robot-modeling-create-a-virtual-model-of-an-omni-wheel-robot/</text:a></text:p>
      <text:p text:style-name="P2"/>
      <text:p text:style-name="P2"><text:a xlink:type="simple" xlink:href="https://www.youtube.com/watch?v=azauxEAPcM8" text:style-name="Internet_20_link" text:visited-style-name="Visited_20_Internet_20_Link">https://www.youtube.com/watch?v=azauxEAPcM8</text:a></text:p>
      <text:p text:style-name="P2"/>
      <text:p text:style-name="P2"><text:a xlink:type="simple" xlink:href="https://answers.gazebosim.org//question/5562/modeling-omni-wheels/" text:style-name="Internet_20_link" text:visited-style-name="Visited_20_Internet_20_Link">https://answers.gazebosim.org//question/5562/modeling-omni-wheels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3T12:40:07.739217204</meta:creation-date>
    <dc:date>2021-10-13T12:55:33.140225692</dc:date>
    <meta:editing-duration>PT4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6" meta:character-count="310" meta:non-whitespace-character-count="309"/>
  </office:meta>
</office:document-meta>
</file>